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thepythoncode.com/article/hog-feature-extraction-in-python" text:style-name="Internet_20_link" text:visited-style-name="Visited_20_Internet_20_Link">Cách áp dụng trích xuất tính năng HOG trong Python - Python Code (thepythoncode.com)</text:a> </text:p>
      <text:p text:style-name="Standard"><text:a xlink:type="simple" xlink:href="https://www.thepythoncode.com/article/hog-feature-extraction-in-python" text:style-name="Internet_20_link" text:visited-style-name="Visited_20_Internet_20_Link">Cách áp dụng trích xuất tính năng HOG trong Python - Python Code (thepythoncode.com)</text:a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3:36:20.191000000</dc:date>
    <meta:editing-duration>PT59S</meta:editing-duration>
    <meta:editing-cycles>1</meta:editing-cycles>
    <meta:document-statistic meta:table-count="0" meta:image-count="0" meta:object-count="0" meta:page-count="1" meta:paragraph-count="2" meta:word-count="28" meta:character-count="170" meta:non-whitespace-character-count="142"/>
    <meta:generator>LibreOffice/7.2.1.2$Windows_X86_64 LibreOffice_project/87b77fad49947c1441b67c559c339af8f3517e22</meta:generator>
  </office:meta>
</office:document-meta>
</file>